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<text:s text:c="2"/>&lt;head&gt;</text:p>
      <text:p text:style-name="Normal"><text:s text:c="4"/>&lt;title&gt;My Personal Portfolio&lt;/title&gt;</text:p>
      <text:p text:style-name="Normal"><text:s text:c="4"/>&lt;meta charset="utf-8" /&gt;</text:p>
      <text:p text:style-name="Normal"><text:s text:c="4"/>&lt;link rel="stylesheet" href="https://stackpath.bootstrapcdn.com/bootstrap/4.3.1/css/bootstrap.min.css" integrity="sha384-ggOyR0iXCbMQv3Xipma34MD+dH/1fQ784/j6cY/iJTQUOhcWr7x9JvoRxT2MZw1T" crossorigin="anonymous"&gt;</text:p>
      <text:p text:style-name="Normal"><text:s text:c="4"/>&lt;link href='https://fonts.googleapis.com/css?family=Roboto:300,400,700' rel='stylesheet' type='text/css'&gt;</text:p>
      <text:p text:style-name="Normal"><text:s text:c="4"/>&lt;link href="style.css" type="text/css" rel="stylesheet"&gt;</text:p>
      <text:p text:style-name="Normal"><text:s text:c="2"/>&lt;/head&gt;</text:p>
      <text:p text:style-name="Normal"><text:s text:c="2"/>&lt;body&gt;</text:p>
      <text:p text:style-name="Normal"><text:s text:c="4"/>&lt;header class="container"&gt;</text:p>
      <text:p text:style-name="Normal"><text:s text:c="2"/>&lt;div class="row"&gt;</text:p>
      <text:p text:style-name="Normal"><text:s text:c="4"/>&lt;h1 class="col-sm-10"&gt;BOUTAGHAT-MATAGNE Jasmine&lt;/h1&gt;</text:p>
      <text:p text:style-name="Normal"><text:s text:c="4"/>&lt;nav class="col-sm-14"&gt;</text:p>
      <text:p text:style-name="Normal"><text:s text:c="6"/>&lt;a href="index.html"&gt;Home&lt;/a&gt;</text:p>
      <text:p text:style-name="Normal"><text:s text:c="6"/>&lt;a href="about.htlm"&gt;Mes diplômes et formations&lt;/a&gt;</text:p>
      <text:p text:style-name="Normal"><text:s text:c="6"/>&lt;a href="experience.html"&gt;En connaître un peu plus sur moi&lt;/a&gt;</text:p>
      <text:p text:style-name="Normal"><text:s text:c="6"/>&lt;a href="contact.html"&gt;Me Contacter&lt;/a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><text:s text:c="2"/>&lt;section class="jumbotron"&gt;</text:p>
      <text:p text:style-name="Normal"><text:s text:c="2"/>&lt;div class="container"&gt;</text:p>
      <text:p text:style-name="Normal"><text:s text:c="4"/>&lt;div class="row"&gt;</text:p>
      <text:p text:style-name="Normal"><text:s text:c="6"/>&lt;h2&gt;"Mes experiences professionnelles"&lt;/h2&gt;</text:p>
      <text:p text:style-name="Normal"><text:s text:c="5"/>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><text:s text:c="2"/>&lt;section class="container"&gt;</text:p>
      <text:p text:style-name="Normal"><text:s text:c="4"/>&lt;div class="row 'justify-content-center'"&gt;</text:p>
      <text:p text:style-name="Normal"><text:s text:c="6"/>&lt;div class="col-sm-6"&gt;</text:p>
      <text:p text:style-name="Normal"><text:s text:c="8"/>&lt;h4&gt;Téléconseillère&lt;/h4&gt;</text:p>
      <text:p text:style-name="Normal"><text:s text:c="8"/>&lt;h5&gt;Téléperformance-Février 2021&lt;/h5&gt;</text:p>
      <text:p text:style-name="Normal"><text:s text:c="8"/>&lt;p&gt;&lt;ul&gt;<text:s/></text:p>
      <text:p text:style-name="Normal">&lt;li&gt;Prise de rendez-vous et conseil pour les vaccinations COVID-19&lt;/li&gt; <text:s/></text:p>
      <text:p text:style-name="Normal">&lt;/ul&gt;</text:p>
      <text:p text:style-name="Normal"><text:s text:c="6"/>&lt;/p&gt;</text:p>
      <text:p text:style-name="Normal"><text:s text:c="8"/>&lt;h4&gt;Contrôleuse qualité textile&lt;/h4&gt;</text:p>
      <text:p text:style-name="Normal"><text:s text:c="8"/>&lt;h5&gt;Captain Tortue- Janvier 2021&lt;/h5&gt;</text:p>
      <text:p text:style-name="Normal"><text:s text:c="8"/>&lt;p&gt;&lt;ul&gt;<text:s/></text:p>
      <text:p text:style-name="Normal">&lt;li&gt;Contrôle de la nouvelle collection (prise de mesures, contrôle visuel et contrôle renforcé)&lt;/li&gt;<text:s/></text:p>
      <text:p text:style-name="Normal"><text:s text:c="5"/>&lt;li&gt;Proposition d'un poste de chef d'équipe&lt;/li&gt; <text:s/></text:p>
      <text:p text:style-name="Normal">&lt;/ul&gt;&lt;/p&gt;</text:p>
      <text:p text:style-name="Normal"><text:s text:c="6"/>&lt;h4&gt;Bénévolat dans l'aide aux enfants en Indonésie&lt;/h4&gt;</text:p>
      <text:p text:style-name="Normal"><text:s text:c="8"/>&lt;h5&gt;Association ANAK - 2020&lt;/h5&gt;</text:p>
      <text:p text:style-name="Normal"><text:s text:c="8"/>&lt;p&gt;&lt;ul&gt;<text:s/></text:p>
      <text:p text:style-name="Normal">&lt;li&gt;Animation d'un projet personnellement établi (activités et ateliers autour de l'art ayant pour objectif l'apprentissage de l'anglais et l'ouverture de l'esprit)&lt;/li&gt; <text:s/></text:p>
      <text:p text:style-name="Normal">&lt;/ul&gt;&lt;/p&gt;</text:p>
      <text:p text:style-name="Normal"><text:s text:c="6"/>&lt;h4&gt;Téléconseillère&lt;/h4&gt;</text:p>
      <text:p text:style-name="Normal"><text:s text:c="8"/>&lt;h5&gt;Société Nextalk - Septembre/Décembre 2019&lt;/h5&gt;</text:p>
      <text:p text:style-name="Normal"><text:s text:c="8"/>&lt;p&gt;&lt;ul&gt;<text:s/></text:p>
      <text:p text:style-name="Normal">&lt;li&gt;Réceptions d'appels, conseil dans le domaine bancaire sur un plateau à haute sécurité&lt;/li&gt; <text:s/></text:p>
      <text:p text:style-name="Normal">&lt;/ul&gt;&lt;/p&gt;</text:p>
      <text:p text:style-name="Normal"><text:s text:c="6"/>&lt;h4&gt;Vendeuse sur les marchés&lt;/h4&gt;</text:p>
      <text:p text:style-name="Normal"><text:s text:c="8"/>&lt;h5&gt;Aix en Provence - Pendant 3 ans&lt;/h5&gt;</text:p>
      <text:p text:style-name="Normal"><text:s text:c="8"/>&lt;p&gt;&lt;ul&gt;<text:s/></text:p>
      <text:p text:style-name="Normal">&lt;li&gt;Vente de chaussures et de prêt à porter&lt;/li&gt;<text:s/></text:p>
      <text:p text:style-name="Normal"><text:s text:c="5"/>&lt;li&gt;Gestion des stocks&lt;/li&gt; <text:s/></text:p>
      <text:p text:style-name="Normal"><text:s text:c="11"/>&lt;li&gt;Déballage et Remballage d'un stand (port de charges lourdes)&lt;/li&gt;</text:p>
      <text:p text:style-name="Normal">&lt;/ul&gt;&lt;/p&gt;</text:p>
      <text:p text:style-name="Normal"><text:s text:c="6"/>&lt;h4&gt;Testeur d'applications de transport&lt;/h4&gt;</text:p>
      <text:p text:style-name="Normal"><text:s text:c="8"/>&lt;h5&gt;Cityway - Ete 2015, 2016 et 2017&lt;/h5&gt;</text:p>
      <text:p text:style-name="Normal"><text:s text:c="8"/>&lt;p&gt;&lt;ul&gt;<text:s/></text:p>
      <text:p text:style-name="Normal">&lt;li&gt;Test multi-devices&lt;/li&gt;<text:s/></text:p>
      <text:p text:style-name="Normal"><text:s text:c="5"/>&lt;li&gt;Lecture de cahier des charges et contrôle de conformité&lt;/li&gt; <text:s/></text:p>
      <text:p text:style-name="Normal"><text:s text:c="11"/>&lt;li&gt;Conduite de campagnes complètes de tests et rapports&lt;/li&gt;</text:p>
      <text:p text:style-name="Normal">&lt;/ul&gt;&lt;/p&gt;</text:p>
      <text:p text:style-name="Normal"><text:s text:c="8"/></text:p>
      <text:p text:style-name="Normal"><text:s text:c="8"/>&lt;/div&gt;</text:p>
      <text:p text:style-name="Normal"><text:s text:c="6"/>&lt;/div&gt;</text:p>
      <text:p text:style-name="Normal">&lt;/section&gt;</text:p>
      <text:p text:style-name="Normal">&lt;footer class="container"&gt;</text:p>
      <text:p text:style-name="Normal"><text:s text:c="4"/>&lt;div class="row"&gt;</text:p>
      <text:p text:style-name="Normal"><text:s text:c="4"/>&lt;div class="col-sm-4"&gt;&amp;copy; 2021 BOUTAGHAT-MATAGNE Jasmine&lt;/div&gt;<text:s/></text:p>
      <text:p text:style-name="Normal">&lt;div class="col-sm-2"&gt; &lt;a href="https://www.linkedin.com/in/jasmine-boutaghat-matagne-049b83208/" target="_blank"&gt;Linkedin&lt;/a&gt; &lt;div/&gt;<text:s/></text:p>
      <text:p text:style-name="Normal">&lt;div class="col-sm-2"&gt; &lt;a href="https://instagram.com/colette_btg" target="_blank"&gt;Instagram&lt;/a&gt; &lt;div/&gt;<text:s/></text:p>
      <text:p text:style-name="Normal">&lt;div class="col-sm-2"&gt; &lt;a href="https://twitter.com/BoutaghatJ" target="_blank"&gt;Twitter&lt;/a&gt; &lt;div/&gt;<text:s/></text:p>
      <text:p text:style-name="Normal"><text:s text:c="6"/>&lt;/div&gt;</text:p>
      <text:p text:style-name="Normal"><text:s text:c="6"/></text:p>
      <text:p text:style-name="Normal">&lt;/footer&gt;</text:p>
      <text:p text:style-name="Normal"><text:s/></text:p>
      <text:p text:style-name="Normal"><text:s/></text:p>
      <text:p text:style-name="Normal"><text:s text:c="2"/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mine Boutaghat-Matagne</meta:initial-creator>
    <dc:creator>Jasmine Boutaghat-Matagne</dc:creator>
    <meta:creation-date>2021-03-26T11:30:00Z</meta:creation-date>
    <dc:date>2021-03-26T11:30:00Z</dc:date>
    <meta:template xlink:href="Normal.dotm" xlink:type="simple"/>
    <meta:editing-cycles>1</meta:editing-cycles>
    <meta:editing-duration>PT0S</meta:editing-duration>
    <meta:document-statistic meta:page-count="1" meta:paragraph-count="6" meta:word-count="507" meta:character-count="3294" meta:row-count="23" meta:non-whitespace-character-count="2793"/>
  </office:meta>
</office:document-meta>
</file>